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a5a2" officeooo:paragraph-rsid="0016a5a2"/>
    </style:style>
    <style:style style:name="P2" style:family="paragraph" style:parent-style-name="Standard">
      <style:text-properties officeooo:rsid="001a23b1" officeooo:paragraph-rsid="001a23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Sujay</text:p>
      <text:p text:style-name="P2">i am studying branch command in g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11:52:56.184000000</meta:creation-date>
    <dc:date>2024-07-15T22:05:46.023000000</dc:date>
    <meta:editing-duration>PT7M7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2" meta:word-count="11" meta:character-count="51" meta:non-whitespace-character-count="42"/>
  </office:meta>
</office:document-meta>
</file>